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fo:font-weight="normal" officeooo:rsid="002f4fc6" officeooo:paragraph-rsid="0032ccbf" style:font-weight-asian="normal" style:font-weight-complex="normal"/>
    </style:style>
    <style:style style:name="P2" style:family="paragraph" style:parent-style-name="Text_20_body">
      <style:text-properties fo:font-size="7pt" style:font-size-asian="7pt" style:font-size-complex="7pt"/>
    </style:style>
    <style:style style:name="T1" style:family="text">
      <style:text-properties officeooo:rsid="0032ccbf"/>
    </style:style>
    <style:style style:name="T2" style:family="text">
      <style:text-properties officeooo:rsid="00330de5"/>
    </style:style>
    <style:style style:name="T3" style:family="text">
      <style:text-properties fo:font-size="7pt" officeooo:rsid="003a148c" style:font-size-asian="7pt" style:font-size-complex="7pt"/>
    </style:style>
    <style:style style:name="T4" style:family="text">
      <style:text-properties fo:font-size="7pt" officeooo:rsid="002efa7f" style:font-size-asian="7pt" style:font-size-complex="7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he IOCOM library implementation</text:h>
      <text:p text:style-name="P2">190502, updated 19.5.2019/pekka</text:p>
      <text:p text:style-name="Text_20_body">The library functionality can be broken into separate concepts. Discussing one topic at a time is more understandable that tying to explain functionality as a single blob. In real code it is these concepts overlap, one .c file rarely corresponds with one topic.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" fo:font-family="'Noto Sans'" style:font-style-name="Regular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5%"/>
      <style:text-properties fo:font-size="10.5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701in" fo:margin-bottom="0.0402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402in" fo:margin-bottom="0.0299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3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in" fo:margin-bottom="0.0299in" loext:contextual-spacing="false" fo:text-indent="0in" style:auto-text-indent="false"/>
      <style:text-properties fo:font-size="10.5pt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7:01:06.053858073</meta:creation-date>
    <dc:date>2019-07-08T02:25:02.211616362</dc:date>
    <meta:editing-duration>PT53M14S</meta:editing-duration>
    <meta:editing-cycles>29</meta:editing-cycles>
    <meta:generator>LibreOffice/6.2.4.2$Linux_X86_64 LibreOffice_project/20$Build-2</meta:generator>
    <meta:document-statistic meta:table-count="0" meta:image-count="0" meta:object-count="0" meta:page-count="1" meta:paragraph-count="3" meta:word-count="50" meta:character-count="325" meta:non-whitespace-character-count="277"/>
  </office:meta>
</office:document-meta>
</file>